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Cambria Math" svg:font-family="'Cambria Math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1" style:family="table">
      <style:table-properties style:width="21.0514in" fo:margin-left="0in" table:align="left"/>
    </style:style>
    <style:style style:name="Table1.A" style:family="table-column">
      <style:table-column-properties style:column-width="1.0035in"/>
    </style:style>
    <style:style style:name="Table1.B" style:family="table-column">
      <style:table-column-properties style:column-width="5.3125in"/>
    </style:style>
    <style:style style:name="Table1.C" style:family="table-column">
      <style:table-column-properties style:column-width="5.1236in"/>
    </style:style>
    <style:style style:name="Table1.D" style:family="table-column">
      <style:table-column-properties style:column-width="9.6118in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7" style:family="table-row">
      <style:table-row-properties style:min-row-height="1.25in"/>
    </style:style>
    <style:style style:name="P1" style:family="paragraph" style:parent-style-name="Normal">
      <style:paragraph-properties fo:margin-top="0in" fo:margin-bottom="0in" style:contextual-spacing="false" fo:line-height="100%"/>
      <style:text-properties style:font-name="Courier New" fo:font-size="20pt" fo:language="en" fo:country="US" fo:font-weight="bold" style:font-size-asian="20pt" style:font-weight-asian="bold" style:font-name-complex="Courier New" style:font-size-complex="20pt"/>
    </style:style>
    <style:style style:name="P2" style:family="paragraph" style:parent-style-name="Normal">
      <style:paragraph-properties fo:margin-top="0in" fo:margin-bottom="0in" style:contextual-spacing="false" fo:line-height="100%" fo:text-align="center" style:justify-single-word="false"/>
      <style:text-properties style:font-name="Courier New" fo:font-size="15pt" fo:language="en" fo:country="US" fo:font-weight="bold" style:font-size-asian="15pt" style:font-weight-asian="bold" style:font-name-complex="Courier New"/>
    </style:style>
    <style:style style:name="P3" style:family="paragraph" style:parent-style-name="Normal">
      <style:paragraph-properties fo:margin-top="0in" fo:margin-bottom="0in" style:contextual-spacing="false" fo:line-height="100%"/>
      <style:text-properties style:font-name="Courier New" style:font-name-complex="Courier New"/>
    </style:style>
    <style:style style:name="P4" style:family="paragraph" style:parent-style-name="Normal">
      <style:paragraph-properties fo:margin-top="0in" fo:margin-bottom="0in" style:contextual-spacing="false" fo:line-height="100%"/>
      <style:text-properties style:font-name="Courier New" fo:language="en" fo:country="US" style:font-name-complex="Courier New"/>
    </style:style>
    <style:style style:name="P5" style:family="paragraph" style:parent-style-name="Normal">
      <style:paragraph-properties fo:margin-top="0in" fo:margin-bottom="0in" style:contextual-spacing="false" fo:line-height="100%"/>
      <style:text-properties style:font-name="Courier New" fo:language="en" fo:country="US" officeooo:rsid="00083239" officeooo:paragraph-rsid="00083239" style:font-name-complex="Courier New"/>
    </style:style>
    <style:style style:name="P6" style:family="paragraph" style:parent-style-name="Normal">
      <style:paragraph-properties fo:margin-top="0in" fo:margin-bottom="0in" style:contextual-spacing="false" fo:line-height="100%"/>
      <style:text-properties style:font-name="Courier New" fo:language="en" fo:country="US" fo:background-color="#f0f0f0" style:font-name-asian="Times New Roman" style:language-asian="vi" style:country-asian="VN" style:font-name-complex="Courier New"/>
    </style:style>
    <style:style style:name="P7" style:family="paragraph" style:parent-style-name="Normal">
      <style:paragraph-properties fo:margin-top="0in" fo:margin-bottom="0in" style:contextual-spacing="false" fo:line-height="100%"/>
      <style:text-properties style:font-name="Courier New" fo:language="en" fo:country="US" fo:background-color="#ffffff" style:font-name-complex="Courier New"/>
    </style:style>
    <style:style style:name="P8" style:family="paragraph" style:parent-style-name="Normal">
      <style:paragraph-properties fo:margin-top="0in" fo:margin-bottom="0in" style:contextual-spacing="false" fo:line-height="100%"/>
      <style:text-properties style:font-name="Courier New" style:language-asian="vi" style:country-asian="VN" style:font-name-complex="Courier New"/>
    </style:style>
    <style:style style:name="P9" style:family="paragraph" style:parent-style-name="Normal">
      <style:paragraph-properties fo:margin-top="0in" fo:margin-bottom="0in" style:contextual-spacing="false" fo:line-height="100%"/>
      <style:text-properties style:font-name="Courier New" fo:background-color="#f0f0f0" style:font-name-asian="Times New Roman" style:language-asian="vi" style:country-asian="VN" style:font-name-complex="Courier New"/>
    </style:style>
    <style:style style:name="P10" style:family="paragraph" style:parent-style-name="Normal">
      <style:paragraph-properties fo:margin-top="0in" fo:margin-bottom="0in" style:contextual-spacing="false" fo:line-height="100%">
        <style:tab-stops>
          <style:tab-stop style:position="5.5591in"/>
        </style:tab-stops>
      </style:paragraph-properties>
      <style:text-properties style:font-name="Courier New" fo:background-color="#f0f0f0" style:font-name-asian="Times New Roman" style:language-asian="vi" style:country-asian="VN" style:font-name-complex="Courier New"/>
    </style:style>
    <style:style style:name="P11" style:family="paragraph" style:parent-style-name="Normal">
      <style:paragraph-properties fo:margin-top="0in" fo:margin-bottom="0in" style:contextual-spacing="false" fo:line-height="100%"/>
      <style:text-properties style:font-name="Courier New" fo:background-color="#ffffff" style:font-name-complex="Courier New"/>
    </style:style>
    <style:style style:name="P12" style:family="paragraph" style:parent-style-name="Normal">
      <style:paragraph-properties fo:margin-top="0in" fo:margin-bottom="0in" style:contextual-spacing="false" fo:line-height="100%"/>
    </style:style>
    <style:style style:name="P13" style:family="paragraph" style:parent-style-name="Normal">
      <style:paragraph-properties fo:margin-top="0in" fo:margin-bottom="0in" style:contextual-spacing="false" fo:line-height="100%"/>
      <style:text-properties fo:color="#000000" style:font-name="Courier New" fo:background-color="#f0f0f0" style:font-name-asian="Times New Roman" style:language-asian="vi" style:country-asian="VN" style:font-name-complex="Courier New"/>
    </style:style>
    <style:style style:name="P14" style:family="paragraph" style:parent-style-name="Normal">
      <style:paragraph-properties fo:margin-top="0in" fo:margin-bottom="0in" style:contextual-spacing="false" fo:line-height="100%"/>
      <style:text-properties fo:color="#000000" style:font-name="Courier New" fo:background-color="#f0f0f0" style:font-name-complex="Courier New"/>
    </style:style>
    <style:style style:name="P15" style:family="paragraph" style:parent-style-name="Normal">
      <style:paragraph-properties fo:margin-top="0in" fo:margin-bottom="0in" style:contextual-spacing="false" fo:line-height="100%"/>
      <style:text-properties fo:color="#000000" style:font-name="Courier New" fo:language="en" fo:country="US" fo:background-color="#f0f0f0" style:font-name-asian="Times New Roman" style:language-asian="vi" style:country-asian="VN" style:font-name-complex="Courier New"/>
    </style:style>
    <style:style style:name="P16" style:family="paragraph" style:parent-style-name="HTML_20_Preformatted">
      <style:paragraph-properties fo:background-color="#ffffff" fo:padding-left="0.2083in" fo:padding-right="0in" fo:padding-top="0.1528in" fo:padding-bottom="0.1528in" fo:border-left="1.5pt solid #eeeeee" fo:border-right="0.26pt solid #eeeeee" fo:border-top="0.26pt solid #eeeeee" fo:border-bottom="0.26pt solid #eeeeee" style:shadow="none">
        <style:background-image/>
      </style:paragraph-properties>
    </style:style>
    <style:style style:name="P17" style:family="paragraph" style:parent-style-name="HTML_20_Preformatted">
      <style:paragraph-properties fo:background-color="#f5f5f5" fo:padding="0.0972in" fo:border="0.74pt solid #cccccc" style:shadow="none">
        <style:background-image/>
      </style:paragraph-properties>
    </style:style>
    <style:style style:name="P18" style:family="paragraph" style:parent-style-name="HTML_20_Preformatted">
      <style:paragraph-properties fo:background-color="#f5f5f5" fo:padding="0.0972in" fo:border="0.74pt solid #cccccc" style:shadow="none">
        <style:background-image/>
      </style:paragraph-properties>
      <style:text-properties fo:font-size="11pt" style:font-size-asian="11pt" style:font-size-complex="11pt"/>
    </style:style>
    <style:style style:name="P19" style:family="paragraph" style:parent-style-name="Normal" style:master-page-name="MP0">
      <style:paragraph-properties fo:margin-top="0in" fo:margin-bottom="0in" style:contextual-spacing="false" fo:line-height="100%" style:page-number="auto" fo:break-before="page"/>
      <style:text-properties style:font-name="Courier New" fo:font-size="20pt" fo:language="en" fo:country="US" fo:font-weight="bold" style:font-size-asian="20pt" style:font-weight-asian="bold" style:font-name-complex="Courier New" style:font-size-complex="20pt"/>
    </style:style>
    <style:style style:name="P20" style:family="paragraph" style:parent-style-name="Normal">
      <style:paragraph-properties fo:margin-top="0in" fo:margin-bottom="0in" style:contextual-spacing="false" fo:line-height="100%"/>
      <style:text-properties style:font-name="Courier New" fo:language="en" fo:country="US" officeooo:rsid="00083239" officeooo:paragraph-rsid="00083239" style:font-name-complex="Courier New"/>
    </style:style>
    <style:style style:name="T1" style:family="text">
      <style:text-properties style:font-name="Courier New" fo:language="en" fo:country="US" style:font-name-complex="Courier New"/>
    </style:style>
    <style:style style:name="T2" style:family="text">
      <style:text-properties style:font-name="Courier New" fo:language="en" fo:country="US" fo:background-color="#ffffff" loext:char-shading-value="0" style:font-name-complex="Courier New"/>
    </style:style>
    <style:style style:name="T3" style:family="text">
      <style:text-properties style:font-name="Courier New" fo:language="en" fo:country="US" fo:background-color="#f0f0f0" loext:char-shading-value="0" style:font-name-asian="Times New Roman" style:language-asian="vi" style:country-asian="VN" style:font-name-complex="Courier New"/>
    </style:style>
    <style:style style:name="T4" style:family="text">
      <style:text-properties style:font-name="Courier New" style:language-asian="vi" style:country-asian="VN" style:font-name-complex="Courier New"/>
    </style:style>
    <style:style style:name="T5" style:family="text">
      <style:text-properties style:font-name="Courier New" fo:background-color="#ffffff" loext:char-shading-value="0" style:font-name-complex="Courier New"/>
    </style:style>
    <style:style style:name="T6" style:family="text">
      <style:text-properties style:font-name="Courier New" style:font-name-complex="Courier New"/>
    </style:style>
    <style:style style:name="T7" style:family="text">
      <style:text-properties style:font-name="Courier New" fo:background-color="#f0f0f0" loext:char-shading-value="0" style:font-name-asian="Times New Roman" style:language-asian="vi" style:country-asian="VN" style:font-name-complex="Courier New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11pt" fo:font-weight="bold" style:font-size-asian="11pt" style:font-weight-asian="bold" style:font-size-complex="11pt" style:font-weight-complex="bold"/>
    </style:style>
    <style:style style:name="T10" style:family="text">
      <style:text-properties fo:font-size="11pt" fo:language="en" fo:country="US" style:font-size-asian="11pt" style:font-size-complex="11pt"/>
    </style:style>
    <style:style style:name="T11" style:family="text">
      <style:text-properties style:font-name="Cambria Math" fo:background-color="#ffffff" loext:char-shading-value="0" style:font-name-complex="Cambria Math"/>
    </style:style>
    <style:style style:name="T12" style:family="text">
      <style:text-properties style:font-name="Cambria Math" style:font-name-complex="Cambria Math"/>
    </style:style>
    <style:style style:name="T13" style:family="text">
      <style:text-properties fo:color="#000000" style:font-name="Courier New" fo:language="en" fo:country="US" fo:background-color="#f0f0f0" loext:char-shading-value="0" style:font-name-asian="Times New Roman" style:language-asian="vi" style:country-asian="VN" style:font-name-complex="Courier New"/>
    </style:style>
    <style:style style:name="T14" style:family="text">
      <style:text-properties fo:color="#000000" style:font-name="Courier New" fo:language="en" fo:country="US" fo:background-color="#f0f0f0" loext:char-shading-value="0" style:font-name-complex="Courier New"/>
    </style:style>
    <style:style style:name="T15" style:family="text">
      <style:text-properties fo:color="#000000" style:font-name="Courier New" fo:background-color="#f0f0f0" loext:char-shading-value="0" style:font-name-asian="Times New Roman" style:language-asian="vi" style:country-asian="VN" style:font-name-complex="Courier New"/>
    </style:style>
    <style:style style:name="T16" style:family="text">
      <style:text-properties fo:color="#000000" style:font-name="Courier New" fo:background-color="#f0f0f0" loext:char-shading-value="0" style:font-name-complex="Courier New"/>
    </style:style>
    <style:style style:name="T17" style:family="text">
      <style:text-properties fo:color="#333333" fo:font-size="11pt" style:font-size-asian="11pt" style:font-size-complex="11pt"/>
    </style:style>
    <style:style style:name="T18" style:family="text">
      <style:text-properties fo:color="#666666" fo:font-size="11pt" fo:font-weight="bold" style:font-size-asian="11pt" style:font-weight-asian="bold" style:font-size-complex="11pt" style:font-weight-complex="bold"/>
    </style:style>
    <style:style style:name="T19" style:family="text">
      <style:text-properties fo:color="#4070a0" fo:font-size="11pt" style:font-size-asian="11pt" style:font-size-complex="11pt"/>
    </style:style>
    <style:style style:name="T20" style:family="text">
      <style:text-properties fo:color="#4070a0" fo:font-size="11pt" fo:language="en" fo:country="US" style:font-size-asian="11pt" style:font-size-complex="11pt"/>
    </style:style>
    <style:style style:name="T21" style:family="text">
      <style:text-properties officeooo:rsid="0008613e"/>
    </style:style>
    <style:style style:name="T22" style:family="text">
      <style:text-properties officeooo:rsid="0009695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Step to launch an instance in OPS and AWS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>Step</text:p>
          </table:table-cell>
          <table:table-cell table:style-name="Table1.A1" office:value-type="string">
            <text:p text:style-name="P2">OPS</text:p>
          </table:table-cell>
          <table:table-cell table:style-name="Table1.A1" office:value-type="string">
            <text:p text:style-name="P2">AWS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table:number-rows-spanned="2" office:value-type="string">
            <text:p text:style-name="P4">1</text:p>
          </table:table-cell>
          <table:table-cell table:style-name="Table1.A1" office:value-type="string">
            <text:p text:style-name="P4">Create int-net-1</text:p>
            <text:p text:style-name="P4"/>
            <text:p text:style-name="P4">Curl:</text:p>
            <text:p text:style-name="P4">/v2.0/networks</text:p>
            <text:p text:style-name="P8">{</text:p>
            <text:p text:style-name="P8"><text:s text:c="4"/>"network": {</text:p>
            <text:p text:style-name="P8"><text:s text:c="8"/>"name": "int-net-1",</text:p>
            <text:p text:style-name="P8"><text:s text:c="4"/>}</text:p>
            <text:p text:style-name="P8">}</text:p>
            <text:p text:style-name="P4">Function:</text:p>
            <text:p text:style-name="P12"><text:span text:style-name="Default_20_Paragraph_20_Font"><text:span text:style-name="T1">neutron.create_network(</text:span></text:span><text:span text:style-name="Default_20_Paragraph_20_Font"><text:span text:style-name="T4">"</text:span></text:span><text:span text:style-name="Default_20_Paragraph_20_Font"><text:span text:style-name="T1">network</text:span></text:span><text:span text:style-name="Default_20_Paragraph_20_Font"><text:span text:style-name="T4">"</text:span></text:span><text:span text:style-name="Default_20_Paragraph_20_Font"><text:span text:style-name="T1">=network);</text:span></text:span></text:p>
            <text:p text:style-name="P4"/>
            <text:p text:style-name="P4"/>
          </table:table-cell>
          <table:table-cell table:style-name="Table1.A1" table:number-rows-spanned="2" office:value-type="string">
            <text:p text:style-name="P4">Create vpc-1</text:p>
            <text:p text:style-name="P4"/>
            <text:p text:style-name="P4">Curl:</text:p>
            <text:p text:style-name="P10">/?Action=CreateVpc</text:p>
            <text:p text:style-name="P9">&amp;CidrBlock=10.0.0.0/24</text:p>
            <text:p text:style-name="P9">&amp;AUTHPARAMS</text:p>
            <text:p text:style-name="P9"/>
            <text:p text:style-name="P6">Boto3:</text:p>
            <text:p text:style-name="P16"><text:span text:style-name="n"><text:span text:style-name="T8">vpc</text:span></text:span><text:span text:style-name="Default_20_Paragraph_20_Font"><text:span text:style-name="T8"> </text:span></text:span><text:span text:style-name="o"><text:span text:style-name="T9">=</text:span></text:span><text:span text:style-name="Default_20_Paragraph_20_Font"><text:span text:style-name="T8"> </text:span></text:span><text:span text:style-name="n"><text:span text:style-name="T8">ec2</text:span></text:span><text:span text:style-name="o"><text:span text:style-name="T9">.</text:span></text:span><text:span text:style-name="n"><text:span text:style-name="T8">create_vpc</text:span></text:span><text:span text:style-name="p"><text:span text:style-name="T8">(</text:span></text:span></text:p>
            <text:p text:style-name="P16"><text:span text:style-name="Default_20_Paragraph_20_Font"><text:span text:style-name="T8"><text:s text:c="4"/></text:span></text:span><text:span text:style-name="n"><text:span text:style-name="T8">CidrBlock</text:span></text:span><text:span text:style-name="o"><text:span text:style-name="T9">=</text:span></text:span><text:span text:style-name="s1"><text:span text:style-name="T8">'10.0.0.0/24'</text:span></text:span><text:span text:style-name="p"><text:span text:style-name="T8">,</text:span></text:span></text:p>
            <text:p text:style-name="P16"><text:span text:style-name="p"><text:span text:style-name="T8">)</text:span></text:span></text:p>
            <text:p text:style-name="P4"/>
          </table:table-cell>
          <table:table-cell table:style-name="Table1.A1" office:value-type="string">
            <text:p text:style-name="P3"/>
          </table:table-cell>
        </table:table-row>
        <table:table-row>
          <table:covered-table-cell/>
          <table:table-cell table:style-name="Table1.A1" office:value-type="string">
            <text:p text:style-name="P4">Create subnet-int-net-1</text:p>
            <text:p text:style-name="P4"/>
            <text:p text:style-name="P4">Curl:</text:p>
            <text:p text:style-name="P4">/v2.0/subnets</text:p>
            <text:p text:style-name="P18">{</text:p>
            <text:p text:style-name="P18"><text:s text:c="4"/>"subnet": {</text:p>
            <text:p text:style-name="P17"><text:span text:style-name="Default_20_Paragraph_20_Font"><text:span text:style-name="T8"><text:s text:c="8"/>"network_id": </text:span></text:span><text:span text:style-name="Default_20_Paragraph_20_Font"><text:span text:style-name="T10">int-net-1_network-id</text:span></text:span><text:span text:style-name="Default_20_Paragraph_20_Font"><text:span text:style-name="T8">,</text:span></text:span></text:p>
            <text:p text:style-name="P18"><text:s text:c="8"/>"ip_version": 4,</text:p>
            <text:p text:style-name="P17"><text:span text:style-name="Default_20_Paragraph_20_Font"><text:span text:style-name="T8"><text:s text:c="8"/>"cidr": "10.0.0.0/24"</text:span></text:span><text:span text:style-name="Default_20_Paragraph_20_Font"><text:span text:style-name="T10">,</text:span></text:span></text:p>
            <text:p text:style-name="P18"><text:s text:c="4"/>}</text:p>
            <text:p text:style-name="P18">}</text:p>
            <text:p text:style-name="P4">API Function:</text:p>
            <text:p text:style-name="P4">neutron.create_subnet(“subnet”=subnet);</text:p>
            <text:p text:style-name="P4"/>
          </table:table-cell>
          <table:covered-table-cell/>
          <table:table-cell table:style-name="Table1.A1" office:value-type="string">
            <text:p text:style-name="P3"/>
          </table:table-cell>
        </table:table-row>
        <table:table-row>
          <table:table-cell table:style-name="Table1.A1" table:number-rows-spanned="2" office:value-type="string">
            <text:p text:style-name="P4">2</text:p>
          </table:table-cell>
          <table:table-cell table:style-name="Table1.A1" office:value-type="string">
            <text:p text:style-name="P7">Create router-ext-net for int-net-1 connect to ext-net</text:p>
            <text:p text:style-name="P7"/>
            <text:p text:style-name="P7">Curl:</text:p>
            <text:p text:style-name="P7">/v2.0/routers</text:p>
            <text:p text:style-name="P18">{</text:p>
            <text:p text:style-name="P18"><text:s text:c="3"/>"router": {</text:p>
            <text:p text:style-name="P18"><text:s text:c="6"/>"external_gateway_info": {</text:p>
            <text:p text:style-name="P17"><text:span text:style-name="Default_20_Paragraph_20_Font"><text:span text:style-name="T8"><text:s text:c="9"/>"network_id": </text:span></text:span><text:span text:style-name="Default_20_Paragraph_20_Font"><text:span text:style-name="T10">ext-net_network-id</text:span></text:span></text:p>
            <text:p text:style-name="P18"><text:s text:c="6"/>}</text:p>
            <text:p text:style-name="P18"><text:s text:c="3"/>}</text:p>
            <text:p text:style-name="P18">}</text:p>
            <text:p text:style-name="P7"/>
            <text:p text:style-name="P7">API Function:</text:p>
            <text:p text:style-name="P7">neutron.create_router(“router”=router);</text:p>
            <text:p text:style-name="P7"/>
          </table:table-cell>
          <table:table-cell table:style-name="Table1.A1" office:value-type="string">
            <text:p text:style-name="P4">Create internet-gateway for vpc-1 connect to Internet</text:p>
            <text:p text:style-name="P4"/>
            <text:p text:style-name="P4">Curl:</text:p>
            <text:p text:style-name="P9">/?Action=CreateInternetGateway</text:p>
            <text:p text:style-name="P9">&amp;AUTHPARAMS</text:p>
            <text:p text:style-name="P4"/>
            <text:p text:style-name="P4">boto3:</text:p>
            <text:p text:style-name="P16"><text:span text:style-name="n"><text:span text:style-name="T8">internet_gateway</text:span></text:span><text:span text:style-name="Default_20_Paragraph_20_Font"><text:span text:style-name="T8"> </text:span></text:span><text:span text:style-name="o"><text:span text:style-name="T9">=</text:span></text:span><text:span text:style-name="Default_20_Paragraph_20_Font"><text:span text:style-name="T8"> </text:span></text:span><text:span text:style-name="n"><text:span text:style-name="T8">ec2</text:span></text:span><text:span text:style-name="o"><text:span text:style-name="T9">.</text:span></text:span><text:span text:style-name="n"><text:span text:style-name="T8">create_internet_gateway</text:span></text:span><text:span text:style-name="p"><text:span text:style-name="T8">()</text:span></text:span></text:p>
            <text:p text:style-name="P4"/>
          </table:table-cell>
          <table:table-cell table:style-name="Table1.A1" office:value-type="string">
            <text:p text:style-name="P3"/>
          </table:table-cell>
        </table:table-row>
        <table:table-row>
          <table:covered-table-cell/>
          <table:table-cell table:style-name="Table1.A1" office:value-type="string">
            <text:p text:style-name="P12"><text:span text:style-name="Default_20_Paragraph_20_Font"><text:span text:style-name="T5">Attach subnet</text:span></text:span><text:span text:style-name="Default_20_Paragraph_20_Font"><text:span text:style-name="T2">-int-net-1</text:span></text:span><text:span text:style-name="Default_20_Paragraph_20_Font"><text:span text:style-name="T5"> to router-ext-net interface</text:span></text:span></text:p>
            <text:p text:style-name="P11"/>
            <text:p text:style-name="P7">Curl:</text:p>
            <text:p text:style-name="P12"><text:span text:style-name="Default_20_Paragraph_20_Font"><text:span text:style-name="T5">/v2.0/routers/</text:span></text:span><text:span text:style-name="Default_20_Paragraph_20_Font"><text:span text:style-name="T11">​</text:span></text:span><text:span text:style-name="Default_20_Paragraph_20_Font"><text:span text:style-name="T5">{router</text:span></text:span><text:span text:style-name="Default_20_Paragraph_20_Font"><text:span text:style-name="T2">-ext-net</text:span></text:span><text:span text:style-name="Default_20_Paragraph_20_Font"><text:span text:style-name="T5">_id}</text:span></text:span><text:span text:style-name="Default_20_Paragraph_20_Font"><text:span text:style-name="T11">​</text:span></text:span><text:span text:style-name="Default_20_Paragraph_20_Font"><text:span text:style-name="T5">/add_router_interface</text:span></text:span></text:p>
            <text:p text:style-name="P18">{</text:p>
            <text:p text:style-name="P17"><text:span text:style-name="Default_20_Paragraph_20_Font"><text:span text:style-name="T8"><text:s text:c="4"/>"subnet_id": subnet</text:span></text:span><text:span text:style-name="Default_20_Paragraph_20_Font"><text:span text:style-name="T10">-int-net-1_id</text:span></text:span></text:p>
            <text:p text:style-name="P18">}</text:p>
            <text:p text:style-name="P7"/>
            <text:p text:style-name="P7"/>
            <text:p text:style-name="P7">API Function:</text:p>
            <text:p text:style-name="P12"><text:span text:style-name="Default_20_Paragraph_20_Font"><text:span text:style-name="T2">neutron.</text:span></text:span><text:span text:style-name="Default_20_Paragraph_20_Font"><text:span text:style-name="T6"> add_interface_router</text:span></text:span><text:span text:style-name="Default_20_Paragraph_20_Font"><text:span text:style-name="T1">(router,”subnet”=subnet)</text:span></text:span></text:p>
            <text:p text:style-name="P4"/>
          </table:table-cell>
          <table:table-cell table:style-name="Table1.A1" office:value-type="string">
            <text:p text:style-name="P4">Attach internet gateway to vpc-1</text:p>
            <text:p text:style-name="P4"/>
            <text:p text:style-name="P4">Curl:</text:p>
            <text:p text:style-name="P9">/?Action=AttachInternetGateway</text:p>
            <text:p text:style-name="P12"><text:span text:style-name="Default_20_Paragraph_20_Font"><text:span text:style-name="T7">&amp;InternetGatewayId=</text:span></text:span><text:span text:style-name="Default_20_Paragraph_20_Font"><text:span text:style-name="T3">internet-gateway_id</text:span></text:span></text:p>
            <text:p text:style-name="P9">&amp;VpcId=vpc-1_id</text:p>
            <text:p text:style-name="P9">&amp;AUTHPARAMS</text:p>
            <text:p text:style-name="P9"/>
            <text:p text:style-name="P6">boto3:</text:p>
            <text:p text:style-name="P16"><text:span text:style-name="n"><text:span text:style-name="T8">vpc</text:span></text:span><text:span text:style-name="Default_20_Paragraph_20_Font"><text:span text:style-name="T8"> </text:span></text:span><text:span text:style-name="o"><text:span text:style-name="T9">=</text:span></text:span><text:span text:style-name="Default_20_Paragraph_20_Font"><text:span text:style-name="T8"> </text:span></text:span><text:span text:style-name="n"><text:span text:style-name="T8">ec2</text:span></text:span><text:span text:style-name="o"><text:span text:style-name="T9">.</text:span></text:span><text:span text:style-name="n"><text:span text:style-name="T8">Vpc</text:span></text:span><text:span text:style-name="p"><text:span text:style-name="T8">(</text:span></text:span><text:span text:style-name="s1"><text:span text:style-name="T8">vpc-1_id</text:span></text:span><text:span text:style-name="p"><text:span text:style-name="T8">)</text:span></text:span><text:span text:style-name="n"><text:span text:style-name="T8"><text:line-break/>response</text:span></text:span><text:span text:style-name="Default_20_Paragraph_20_Font"><text:span text:style-name="T8"> </text:span></text:span><text:span text:style-name="o"><text:span text:style-name="T9">=</text:span></text:span><text:span text:style-name="Default_20_Paragraph_20_Font"><text:span text:style-name="T8"> </text:span></text:span><text:span text:style-name="n"><text:span text:style-name="T8">vpc</text:span></text:span><text:span text:style-name="o"><text:span text:style-name="T9">.</text:span></text:span><text:span text:style-name="n"><text:span text:style-name="T8">attach_internet_gateway</text:span></text:span><text:span text:style-name="p"><text:span text:style-name="T8">(</text:span></text:span></text:p>
            <text:p text:style-name="P16"><text:span text:style-name="Default_20_Paragraph_20_Font"><text:span text:style-name="T8"><text:s text:c="4"/></text:span></text:span><text:span text:style-name="n"><text:span text:style-name="T8">InternetGatewayId</text:span></text:span><text:span text:style-name="o"><text:span text:style-name="T9">=</text:span></text:span><text:span text:style-name="s1"><text:span text:style-name="T8">internet-gateway_id</text:span></text:span></text:p>
            <text:p text:style-name="P16"><text:span text:style-name="p"><text:span text:style-name="T8">)</text:span></text:span>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4">3</text:p>
          </table:table-cell>
          <table:table-cell table:style-name="Table1.A1" office:value-type="string">
            <text:p text:style-name="P4">Create subnet-1, subnet-2 inside int-net-1</text:p>
          </table:table-cell>
          <table:table-cell table:style-name="Table1.A1" office:value-type="string">
            <text:p text:style-name="P4">Create subnet-1, subnet-2 inside vpc-1</text:p>
            <text:p text:style-name="P4"/>
            <text:p text:style-name="P4">Curl:</text:p>
            <text:p text:style-name="P12"><text:span text:style-name="Default_20_Paragraph_20_Font"><text:span text:style-name="T13">/</text:span></text:span><text:span text:style-name="Default_20_Paragraph_20_Font"><text:span text:style-name="T15">?Action=CreateSubnet</text:span></text:span></text:p>
            <text:p text:style-name="P12"><text:span text:style-name="Default_20_Paragraph_20_Font"><text:span text:style-name="T15">&amp;VpcId=vpc-1</text:span></text:span><text:span text:style-name="Default_20_Paragraph_20_Font"><text:span text:style-name="T13">_id</text:span></text:span></text:p>
            <text:p text:style-name="P12"><text:span text:style-name="Default_20_Paragraph_20_Font"><text:span text:style-name="T15">&amp;CidrBlock=10</text:span></text:span><text:span text:style-name="Default_20_Paragraph_20_Font"><text:span text:style-name="T13">0</text:span></text:span><text:span text:style-name="Default_20_Paragraph_20_Font"><text:span text:style-name="T15">.0.</text:span></text:span><text:span text:style-name="Default_20_Paragraph_20_Font"><text:span text:style-name="T13">0</text:span></text:span><text:span text:style-name="Default_20_Paragraph_20_Font"><text:span text:style-name="T15">.0/24</text:span></text:span></text:p>
            <text:p text:style-name="P13">&amp;AUTHPARAMS</text:p>
            <text:p text:style-name="P13"/>
            <text:p text:style-name="P15">boto3:</text:p>
            <text:p text:style-name="P16"><text:span text:style-name="n"><text:span text:style-name="T17">subnet</text:span></text:span><text:span text:style-name="Default_20_Paragraph_20_Font"><text:span text:style-name="T17"> </text:span></text:span><text:span text:style-name="o"><text:span text:style-name="T18">=</text:span></text:span><text:span text:style-name="Default_20_Paragraph_20_Font"><text:span text:style-name="T17"> </text:span></text:span><text:span text:style-name="n"><text:span text:style-name="T17">ec2</text:span></text:span><text:span text:style-name="o"><text:span text:style-name="T18">.</text:span></text:span><text:span text:style-name="n"><text:span text:style-name="T17">create_subnet</text:span></text:span><text:span text:style-name="p"><text:span text:style-name="T17">(</text:span></text:span></text:p>
            <text:p text:style-name="P16"><text:span text:style-name="Default_20_Paragraph_20_Font"><text:span text:style-name="T17"><text:s text:c="4"/></text:span></text:span><text:span text:style-name="n"><text:span text:style-name="T17">VpcId</text:span></text:span><text:span text:style-name="o"><text:span text:style-name="T18">=</text:span></text:span><text:span text:style-name="s1"><text:span text:style-name="T19">'</text:span></text:span><text:span text:style-name="s1"><text:span text:style-name="T20">vpc-1_id</text:span></text:span><text:span text:style-name="s1"><text:span text:style-name="T19">'</text:span></text:span><text:span text:style-name="p"><text:span text:style-name="T17">,</text:span></text:span></text:p>
            <text:p text:style-name="P16"><text:span text:style-name="Default_20_Paragraph_20_Font"><text:span text:style-name="T17"><text:s text:c="4"/></text:span></text:span><text:span text:style-name="n"><text:span text:style-name="T17">CidrBlock</text:span></text:span><text:span text:style-name="o"><text:span text:style-name="T18">=</text:span></text:span><text:span text:style-name="s1"><text:span text:style-name="T19">'</text:span></text:span><text:span text:style-name="s1"><text:span text:style-name="T20">100.0.0.0/24</text:span></text:span><text:span text:style-name="s1"><text:span text:style-name="T19">'</text:span></text:span><text:span text:style-name="p"><text:span text:style-name="T17">,</text:span></text:span></text:p>
            <text:p text:style-name="P16"><text:span text:style-name="p"><text:span text:style-name="T17">)</text:span></text:span></text:p>
          </table:table-cell>
          <table:table-cell table:style-name="Table1.A1" office:value-type="string">
            <text:p text:style-name="P3"/>
          </table:table-cell>
        </table:table-row>
        <text:soft-page-break/>
        <table:table-row table:style-name="Table1.7">
          <table:table-cell table:style-name="Table1.A1" table:number-rows-spanned="2" office:value-type="string">
            <text:p text:style-name="P4">4</text:p>
          </table:table-cell>
          <table:table-cell table:style-name="Table1.A1" table:number-rows-spanned="2" office:value-type="string">
            <text:p text:style-name="P4">Create router-int-net-1 for int-net-1</text:p>
          </table:table-cell>
          <table:table-cell table:style-name="Table1.A1" office:value-type="string">
            <text:p text:style-name="P4">Create route-table-vpc-1 <text:s/>for vpc-1</text:p>
            <text:p text:style-name="P4"/>
            <text:p text:style-name="P4">Curl:</text:p>
            <text:p text:style-name="P12"><text:span text:style-name="Default_20_Paragraph_20_Font"><text:span text:style-name="T13">/</text:span></text:span><text:span text:style-name="Default_20_Paragraph_20_Font"><text:span text:style-name="T15">?Action=CreateRouteTable</text:span></text:span></text:p>
            <text:p text:style-name="P12"><text:span text:style-name="Default_20_Paragraph_20_Font"><text:span text:style-name="T15">&amp;VpcId=vpc-1</text:span></text:span><text:span text:style-name="Default_20_Paragraph_20_Font"><text:span text:style-name="T13">_id</text:span></text:span></text:p>
            <text:p text:style-name="P13">&amp;AUTHPARAMS</text:p>
            <text:p text:style-name="P4"/>
            <text:p text:style-name="P4">boto3:</text:p>
            <text:p text:style-name="P16"><text:span text:style-name="n"><text:span text:style-name="T17">route_table</text:span></text:span><text:span text:style-name="Default_20_Paragraph_20_Font"><text:span text:style-name="T17"> </text:span></text:span><text:span text:style-name="o"><text:span text:style-name="T18">=</text:span></text:span><text:span text:style-name="Default_20_Paragraph_20_Font"><text:span text:style-name="T17"> </text:span></text:span><text:span text:style-name="n"><text:span text:style-name="T17">ec2</text:span></text:span><text:span text:style-name="o"><text:span text:style-name="T18">.</text:span></text:span><text:span text:style-name="n"><text:span text:style-name="T17">create_route_table</text:span></text:span><text:span text:style-name="p"><text:span text:style-name="T17">(</text:span></text:span><text:span text:style-name="n"><text:span text:style-name="T17">VpcId</text:span></text:span><text:span text:style-name="o"><text:span text:style-name="T18">=</text:span></text:span><text:span text:style-name="s1"><text:span text:style-name="T19">'vpc-1</text:span></text:span><text:span text:style-name="s1"><text:span text:style-name="T20">_id</text:span></text:span><text:span text:style-name="s1"><text:span text:style-name="T19">'</text:span></text:span><text:span text:style-name="p"><text:span text:style-name="T17">)</text:span></text:span></text:p>
            <text:p text:style-name="P3"/>
          </table:table-cell>
          <table:table-cell table:style-name="Table1.A1" table:number-rows-spanned="2" office:value-type="string">
            <text:p text:style-name="P3"/>
          </table:table-cell>
        </table:table-row>
        <table:table-row table:style-name="Table1.7">
          <table:covered-table-cell/>
          <table:covered-table-cell/>
          <table:table-cell table:style-name="Table1.A1" office:value-type="string">
            <text:p text:style-name="P4">Create route to internet-gateway</text:p>
            <text:p text:style-name="P4"/>
            <text:p text:style-name="P4">Curl:</text:p>
            <text:p text:style-name="P14">/?Action=CreateRoute</text:p>
            <text:p text:style-name="P12"><text:span text:style-name="Default_20_Paragraph_20_Font"><text:span text:style-name="T16">&amp;RouteTableId=</text:span></text:span><text:span text:style-name="Default_20_Paragraph_20_Font"><text:span text:style-name="T14">route-table_id</text:span></text:span></text:p>
            <text:p text:style-name="P14">&amp;DestinationCidrBlock=0.0.0.0/0</text:p>
            <text:p text:style-name="P12"><text:span text:style-name="Default_20_Paragraph_20_Font"><text:span text:style-name="T16">&amp;GatewayId=</text:span></text:span><text:span text:style-name="Default_20_Paragraph_20_Font"><text:span text:style-name="T14">internet-gateway_id</text:span></text:span></text:p>
            <text:p text:style-name="P12"><text:span text:style-name="Default_20_Paragraph_20_Font"><text:span text:style-name="T16">&amp;AUTHPARAMS</text:span></text:span><text:span text:style-name="Default_20_Paragraph_20_Font"><text:span text:style-name="T15"> </text:span></text:span></text:p>
            <text:p text:style-name="P4"/>
            <text:p text:style-name="P4">boto3:</text:p>
            <text:p text:style-name="P4"/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Attach subnet-1, subnet-2 to router-int-net-1 interfaces</text:p>
          </table:table-cell>
          <table:table-cell table:style-name="Table1.A1" office:value-type="string">
            <text:p text:style-name="P12"><text:span text:style-name="Default_20_Paragraph_20_Font"><text:span text:style-name="T5">Associates subnet</text:span></text:span><text:span text:style-name="Default_20_Paragraph_20_Font"><text:span text:style-name="T2">-1, subnet-2</text:span></text:span><text:span text:style-name="Default_20_Paragraph_20_Font"><text:span text:style-name="T5"> with route-table</text:span></text:span><text:span text:style-name="Default_20_Paragraph_20_Font"><text:span text:style-name="T2">-vpc-1</text:span></text:span></text:p>
            <text:p text:style-name="P7"/>
            <text:p text:style-name="P7">Curl:</text:p>
            <text:p text:style-name="P12"><text:span text:style-name="Default_20_Paragraph_20_Font"><text:span text:style-name="T13">/</text:span></text:span><text:span text:style-name="Default_20_Paragraph_20_Font"><text:span text:style-name="T15">?Action=AssociateRouteTable</text:span></text:span></text:p>
            <text:p text:style-name="P12"><text:span text:style-name="Default_20_Paragraph_20_Font"><text:span text:style-name="T15">&amp;RouteTableId=</text:span></text:span><text:span text:style-name="Default_20_Paragraph_20_Font"><text:span text:style-name="T13">route-table</text:span></text:span></text:p>
            <text:p text:style-name="P12"><text:span text:style-name="Default_20_Paragraph_20_Font"><text:span text:style-name="T15">&amp;SubnetId=subnet-1</text:span></text:span><text:span text:style-name="Default_20_Paragraph_20_Font"><text:span text:style-name="T13">_id</text:span></text:span></text:p>
            <text:p text:style-name="P15"/>
            <text:p text:style-name="P7">boto3:</text:p>
            <text:p text:style-name="P4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Launch instance VM-1 in subnet-1</text:p>
          </table:table-cell>
          <table:table-cell table:style-name="Table1.A1" table:number-rows-spanned="2" office:value-type="string">
            <text:p text:style-name="P4">Create instance VM-1 in subnet-1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Associate public floatingip for VM-1</text:p>
            <text:p text:style-name="P4"/>
            <text:p text:style-name="P4">Curl:</text:p>
            <text:p text:style-name="P12"><text:span text:style-name="Default_20_Paragraph_20_Font"><text:span text:style-name="T6">/v2.1/</text:span></text:span><text:span text:style-name="Default_20_Paragraph_20_Font"><text:span text:style-name="T12">​</text:span></text:span><text:span text:style-name="Default_20_Paragraph_20_Font"><text:span text:style-name="T6">{tenant_id}</text:span></text:span><text:span text:style-name="Default_20_Paragraph_20_Font"><text:span text:style-name="T12">​</text:span></text:span><text:span text:style-name="Default_20_Paragraph_20_Font"><text:span text:style-name="T6">/servers/</text:span></text:span><text:span text:style-name="Default_20_Paragraph_20_Font"><text:span text:style-name="T12">​</text:span></text:span><text:span text:style-name="Default_20_Paragraph_20_Font"><text:span text:style-name="T6">{</text:span></text:span><text:span text:style-name="Default_20_Paragraph_20_Font"><text:span text:style-name="T1">VM-1_id</text:span></text:span><text:span text:style-name="Default_20_Paragraph_20_Font"><text:span text:style-name="T6">}</text:span></text:span><text:span text:style-name="Default_20_Paragraph_20_Font"><text:span text:style-name="T12">​</text:span></text:span><text:span text:style-name="Default_20_Paragraph_20_Font"><text:span text:style-name="T6">/ addFloatingIp</text:span></text:span></text:p>
            <text:p text:style-name="P4"/>
          </table:table-cell>
          <table:covered-table-cell/>
          <table:table-cell table:style-name="Table1.A1" office:value-type="string">
            <text:p text:style-name="P3"/>
          </table:table-cell>
        </table:table-row>
      </table:table>
      <text:p text:style-name="P4"/>
      <text:p text:style-name="P4"/>
      <text:p text:style-name="P5">Note:</text:p>
      <text:p text:style-name="P5"/>
      <text:p text:style-name="P5">- Xây dựng hàm: validate/decorator gồm các rule</text:p>
      <text:p text:style-name="P5"><text:tab/>Mục tiêu: </text:p>
      <text:p text:style-name="P5"><text:tab/><text:tab/>- kiểm tra rule giữa các security của các cloud khác nhau (ví dụ security group – OPS vs ACL - AWS) <text:s/></text:p>
      <text:p text:style-name="P5"><text:tab/>Yêu cầu: </text:p>
      <text:p text:style-name="P5"><text:tab/><text:tab/>- cần gọi đến validate sec_group (OPS) và ACL (AWS)</text:p>
      <text:p text:style-name="P5"><text:tab/><text:tab/>- trước mắt để mặc định pass</text:p>
      <text:p text:style-name="P5"/>
      <text:p text:style-name="P5">- Xây dựng hàm abtract connect(VM-1, VM-2)trong đó VM-1, VM-2 có thể thuộc cùng hạ tầng cloud (intra-cloud) hoặc khác hạ tầng cloud (cross-cloud):</text:p>
      <text:p text:style-name="P5"><text:tab/>Mục tiêu:</text:p>
      <text:p text:style-name="P5"><text:tab/><text:tab/>- Kết nối giữa 2 VM tại cùng loại Cloud (intra-cloud) hoặc khác loại Cloud (cross-cloud).</text:p>
      <text:p text:style-name="P5"><text:tab/>Yêu cầu:</text:p>
      <text:p text:style-name="P5"><text:tab/><text:tab/>- Dò đường <text:span text:style-name="T21">rồi a</text:span>dd thêm port, route để <text:span text:style-name="T21">2 VM thông qua internet gateway (route kết nối port của internet gateway với port của VM) kết nối được với nhau. </text:span></text:p>
      <text:p text:style-name="P5"/>
      <text:p text:style-name="P5">- <text:span text:style-name="T22">Tìm hiểu rules của security group OPS, access controller layer (ACL) AW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Cambria Math" svg:font-family="'Cambria Math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6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vi" fo:country="VN" fo:font-style="normal" style:text-underline-style="none" fo:font-weight="normal" style:letter-kerning="false" style:font-name-asian="Arial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6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vi" fo:country="VN" fo:font-style="normal" style:text-underline-style="none" fo:font-weight="normal" style:letter-kerning="false" fo:background-color="transparent" style:font-name-asian="Arial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HTML_20_Preformatted" style:display-name="HTML Preformatted" style:family="paragraph" style:parent-style-name="Normal">
      <style:paragraph-properties fo:margin-top="0in" fo:margin-bottom="0in" style:contextual-spacing="false" fo:line-height="100%" fo:hyphenation-ladder-count="no-limit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language-asian="vi" style:country-asian="VN" style:font-name-complex="Courier New" style:font-family-complex="'Courier New'" style:font-family-generic-complex="modern" style:font-pitch-complex="fixed" style:font-size-complex="10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language-asian="vi" style:country-asian="VN" style:font-name-complex="Courier New" style:font-family-complex="'Courier New'" style:font-family-generic-complex="modern" style:font-pitch-complex="fixed" style:font-size-complex="10pt"/>
    </style:style>
    <style:style style:name="n" style:family="text" style:parent-style-name="Default_20_Paragraph_20_Font"/>
    <style:style style:name="o" style:family="text" style:parent-style-name="Default_20_Paragraph_20_Font"/>
    <style:style style:name="p" style:family="text" style:parent-style-name="Default_20_Paragraph_20_Font"/>
    <style:style style:name="bp" style:family="text" style:parent-style-name="Default_20_Paragraph_20_Font"/>
    <style:style style:name="s1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6563in" fo:page-height="15.75in" style:num-format="1" style:print-orientation="landscape" fo:margin-top="1in" fo:margin-bottom="1in" fo:margin-left="1in" fo:margin-right="1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dc:description/>
    <dc:subject/>
    <meta:initial-creator>My PC</meta:initial-creator>
    <meta:creation-date>2016-04-02T06:25:00Z</meta:creation-date>
    <dc:date>2016-04-02T15:55:57.295065683</dc:date>
    <meta:editing-cycles>6</meta:editing-cycles>
    <meta:editing-duration>P0D</meta:editing-duration>
    <meta:document-statistic meta:table-count="1" meta:image-count="0" meta:object-count="0" meta:page-count="2" meta:paragraph-count="128" meta:word-count="350" meta:character-count="3049" meta:non-whitespace-character-count="2620"/>
    <meta:template xlink:type="simple" xlink:actuate="onRequest" xlink:title="" xlink:href="Normal.dotm"/>
  </office:meta>
</office:document-meta>
</file>